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1.003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7307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evel 0</text:p>
          </table:table-cell>
          <table:table-cell table:formula="of:=SUMPRODUCT([.A2:.A102];[.B2:.B102])/100" office:value-type="float" office:value="1573.26" calcext:value-type="float">
            <text:p>1573.26</text:p>
          </table:table-cell>
          <table:table-cell office:value-type="string" calcext:value-type="string">
            <text:p>Strongbox:</text:p>
          </table:table-cell>
          <table:table-cell table:formula="of:=SUM([.B2:.B11])" office:value-type="float" office:value="6302" calcext:value-type="float">
            <text:p>6302</text:p>
          </table:table-cell>
          <table:table-cell/>
          <table:table-cell table:formula="of:=[.D409]/[.B1]" office:value-type="float" office:value="0.84219391581811" calcext:value-type="float">
            <text:p>0.84219391581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 4</text:p>
          </table:table-cell>
          <table:table-cell table:formula="of:=SUMPRODUCT([.A104:.A204];[.B104:.B204])/100" office:value-type="float" office:value="1440.9" calcext:value-type="float">
            <text:p>1440.9</text:p>
          </table:table-cell>
          <table:table-cell office:value-type="string" calcext:value-type="string">
            <text:p>EXP Lost:</text:p>
          </table:table-cell>
          <table:table-cell table:formula="of:=SUM([.B104:.B123])*-2706" office:value-type="float" office:value="-3791106" calcext:value-type="float">
            <text:p>-3791106</text:p>
          </table:table-cell>
          <table:table-cell/>
          <table:table-cell table:formula="of:=[.D103]+[.D205]+[.D307]+[.F409]" office:value-type="float" office:value="363586728.19" calcext:value-type="float">
            <text:p>363586728.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 8</text:p>
          </table:table-cell>
          <table:table-cell table:formula="of:=SUMPRODUCT([.A206:.A306];[.B206:.B306])/100" office:value-type="float" office:value="1383.04" calcext:value-type="float">
            <text:p>1383.04</text:p>
          </table:table-cell>
          <table:table-cell office:value-type="string" calcext:value-type="string">
            <text:p>EXP Lost:</text:p>
          </table:table-cell>
          <table:table-cell table:formula="of:=SUM([.B206:.B225])*22" office:value-type="float" office:value="6754" calcext:value-type="float">
            <text:p>675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 12</text:p>
          </table:table-cell>
          <table:table-cell table:formula="of:=SUMPRODUCT([.A308:.A408];[.B308:.B408])/100" office:value-type="float" office:value="1349.51" calcext:value-type="float">
            <text:p>1349.51</text:p>
          </table:table-cell>
          <table:table-cell office:value-type="string" calcext:value-type="string">
            <text:p>EXP Lost:</text:p>
          </table:table-cell>
          <table:table-cell table:formula="of:=SUM([.B308:.B327])*4095" office:value-type="float" office:value="724815" calcext:value-type="float">
            <text:p>72481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 16</text:p>
          </table:table-cell>
          <table:table-cell table:formula="of:=SUMPRODUCT([.A410:.A510];[.B410:.B510])/100" office:value-type="float" office:value="1337.77" calcext:value-type="float">
            <text:p>1337.77</text:p>
          </table:table-cell>
          <table:table-cell office:value-type="string" calcext:value-type="string">
            <text:p>After Leveling:</text:p>
          </table:table-cell>
          <table:table-cell table:formula="of:=SUMPRODUCT([.A430:.A510];[.B430:.B510])/100" office:value-type="float" office:value="1324.99" calcext:value-type="float">
            <text:p>1324.99</text:p>
          </table:table-cell>
          <table:table-cell office:value-type="string" calcext:value-type="string">
            <text:p>EXP Lost:</text:p>
          </table:table-cell>
          <table:table-cell table:formula="of:=SUM([.B410:.B429])*10445+SUMPRODUCT([.B430:.B510];[.A430:.A510])/100*270475+(SUM([.B430:.B510])-SUMPRODUCT([.B430:.B510];[.A430:.A510])/100)*21694" office:value-type="float" office:value="366646265.19" calcext:value-type="float">
            <text:p>366646265.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88" calcext:value-type="float">
            <text:p>88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3T17:01:21.400000000</dc:date>
    <meta:editing-duration>PT24M33S</meta:editing-duration>
    <meta:editing-cycles>1</meta:editing-cycles>
    <meta:document-statistic meta:table-count="1" meta:cell-count="1034" meta:object-count="0"/>
    <meta:generator>LibreOffice/7.6.2.1$Windows_X86_64 LibreOffice_project/56f7684011345957bbf33a7ee678afaf4d2ba333</meta:generator>
  </office:meta>
</office:document-meta>
</file>